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3cm"/>
    </style:style>
    <style:style style:name="co2" style:family="table-column">
      <style:table-column-properties fo:break-before="auto" style:column-width="1.041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51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2.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IMS</text:p>
          </table:table-cell>
          <table:table-cell office:value-type="string">
            <text:p>HDis</text:p>
          </table:table-cell>
          <table:table-cell office:value-type="string">
            <text:p>MVar</text:p>
          </table:table-cell>
          <table:table-cell office:value-type="string">
            <text:p>FFV</text:p>
          </table:table-cell>
          <table:table-cell office:value-type="string">
            <text:p>EX</text:p>
          </table:table-cell>
          <table:table-cell office:value-type="string">
            <text:p>SIOD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9">
            <text:p>-1,9</text:p>
          </table:table-cell>
          <table:table-cell office:value-type="float" office:value="1">
            <text:p>1</text:p>
          </table:table-cell>
          <table:table-cell office:value-type="float" office:value="119.533">
            <text:p>119,533</text:p>
          </table:table-cell>
          <table:table-cell office:value-type="float" office:value="-1.93358">
            <text:p>-1,93358</text:p>
          </table:table-cell>
          <table:table-cell table:formula="of:=IF([.A2]&lt;&gt;[.A1]; &quot;OK&quot;; IF([.F1]&lt;&gt;&quot;OK&quot;;[.F1];IF([.E2]&gt;[.E1]; &quot;OK&quot;; [.B1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8">
            <text:p>-1,8</text:p>
          </table:table-cell>
          <table:table-cell office:value-type="float" office:value="1">
            <text:p>1</text:p>
          </table:table-cell>
          <table:table-cell office:value-type="float" office:value="119.142">
            <text:p>119,142</text:p>
          </table:table-cell>
          <table:table-cell office:value-type="float" office:value="-1.8644">
            <text:p>-1,8644</text:p>
          </table:table-cell>
          <table:table-cell table:formula="of:=IF([.A3]&lt;&gt;[.A2]; &quot;OK&quot;; IF([.F2]&lt;&gt;&quot;OK&quot;;[.F2];IF([.E3]&gt;[.E2]; &quot;OK&quot;; [.B2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7">
            <text:p>-1,7</text:p>
          </table:table-cell>
          <table:table-cell office:value-type="float" office:value="1">
            <text:p>1</text:p>
          </table:table-cell>
          <table:table-cell office:value-type="float" office:value="118.481">
            <text:p>118,481</text:p>
          </table:table-cell>
          <table:table-cell office:value-type="float" office:value="-1.80399">
            <text:p>-1,80399</text:p>
          </table:table-cell>
          <table:table-cell table:formula="of:=IF([.A4]&lt;&gt;[.A3]; &quot;OK&quot;; IF([.F3]&lt;&gt;&quot;OK&quot;;[.F3];IF([.E4]&gt;[.E3]; &quot;OK&quot;; [.B3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6">
            <text:p>-1,6</text:p>
          </table:table-cell>
          <table:table-cell office:value-type="float" office:value="1">
            <text:p>1</text:p>
          </table:table-cell>
          <table:table-cell office:value-type="float" office:value="117.564">
            <text:p>117,564</text:p>
          </table:table-cell>
          <table:table-cell office:value-type="float" office:value="-1.73607">
            <text:p>-1,73607</text:p>
          </table:table-cell>
          <table:table-cell table:formula="of:=IF([.A5]&lt;&gt;[.A4]; &quot;OK&quot;; IF([.F4]&lt;&gt;&quot;OK&quot;;[.F4];IF([.E5]&gt;[.E4]; &quot;OK&quot;; [.B4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5">
            <text:p>-1,5</text:p>
          </table:table-cell>
          <table:table-cell office:value-type="float" office:value="1">
            <text:p>1</text:p>
          </table:table-cell>
          <table:table-cell office:value-type="float" office:value="116.408">
            <text:p>116,408</text:p>
          </table:table-cell>
          <table:table-cell office:value-type="float" office:value="-1.65546">
            <text:p>-1,65546</text:p>
          </table:table-cell>
          <table:table-cell table:formula="of:=IF([.A6]&lt;&gt;[.A5]; &quot;OK&quot;; IF([.F5]&lt;&gt;&quot;OK&quot;;[.F5];IF([.E6]&gt;[.E5]; &quot;OK&quot;; [.B5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4">
            <text:p>-1,4</text:p>
          </table:table-cell>
          <table:table-cell office:value-type="float" office:value="1">
            <text:p>1</text:p>
          </table:table-cell>
          <table:table-cell office:value-type="float" office:value="115.024">
            <text:p>115,024</text:p>
          </table:table-cell>
          <table:table-cell office:value-type="float" office:value="-1.59206">
            <text:p>-1,59206</text:p>
          </table:table-cell>
          <table:table-cell table:formula="of:=IF([.A7]&lt;&gt;[.A6]; &quot;OK&quot;; IF([.F6]&lt;&gt;&quot;OK&quot;;[.F6];IF([.E7]&gt;[.E6]; &quot;OK&quot;; [.B6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3">
            <text:p>-1,3</text:p>
          </table:table-cell>
          <table:table-cell office:value-type="float" office:value="1">
            <text:p>1</text:p>
          </table:table-cell>
          <table:table-cell office:value-type="float" office:value="113.419">
            <text:p>113,419</text:p>
          </table:table-cell>
          <table:table-cell office:value-type="float" office:value="-1.52558">
            <text:p>-1,52558</text:p>
          </table:table-cell>
          <table:table-cell table:formula="of:=IF([.A8]&lt;&gt;[.A7]; &quot;OK&quot;; IF([.F7]&lt;&gt;&quot;OK&quot;;[.F7];IF([.E8]&gt;[.E7]; &quot;OK&quot;; [.B7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2">
            <text:p>-1,2</text:p>
          </table:table-cell>
          <table:table-cell office:value-type="float" office:value="1">
            <text:p>1</text:p>
          </table:table-cell>
          <table:table-cell office:value-type="float" office:value="111.612">
            <text:p>111,612</text:p>
          </table:table-cell>
          <table:table-cell office:value-type="float" office:value="-1.45078">
            <text:p>-1,45078</text:p>
          </table:table-cell>
          <table:table-cell table:formula="of:=IF([.A9]&lt;&gt;[.A8]; &quot;OK&quot;; IF([.F8]&lt;&gt;&quot;OK&quot;;[.F8];IF([.E9]&gt;[.E8]; &quot;OK&quot;; [.B8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.1">
            <text:p>-1,1</text:p>
          </table:table-cell>
          <table:table-cell office:value-type="float" office:value="1">
            <text:p>1</text:p>
          </table:table-cell>
          <table:table-cell office:value-type="float" office:value="109.637">
            <text:p>109,637</text:p>
          </table:table-cell>
          <table:table-cell office:value-type="float" office:value="-1.36685">
            <text:p>-1,36685</text:p>
          </table:table-cell>
          <table:table-cell table:formula="of:=IF([.A10]&lt;&gt;[.A9]; &quot;OK&quot;; IF([.F9]&lt;&gt;&quot;OK&quot;;[.F9];IF([.E10]&gt;[.E9]; &quot;OK&quot;; [.B9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07.493">
            <text:p>107,493</text:p>
          </table:table-cell>
          <table:table-cell office:value-type="float" office:value="-1.28195">
            <text:p>-1,28195</text:p>
          </table:table-cell>
          <table:table-cell table:formula="of:=IF([.A11]&lt;&gt;[.A10]; &quot;OK&quot;; IF([.F10]&lt;&gt;&quot;OK&quot;;[.F10];IF([.E11]&gt;[.E10]; &quot;OK&quot;; [.B10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9">
            <text:p>-0,9</text:p>
          </table:table-cell>
          <table:table-cell office:value-type="float" office:value="1">
            <text:p>1</text:p>
          </table:table-cell>
          <table:table-cell office:value-type="float" office:value="105.241">
            <text:p>105,241</text:p>
          </table:table-cell>
          <table:table-cell office:value-type="float" office:value="-1.20656">
            <text:p>-1,20656</text:p>
          </table:table-cell>
          <table:table-cell table:formula="of:=IF([.A12]&lt;&gt;[.A11]; &quot;OK&quot;; IF([.F11]&lt;&gt;&quot;OK&quot;;[.F11];IF([.E12]&gt;[.E11]; &quot;OK&quot;; [.B11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8">
            <text:p>-0,8</text:p>
          </table:table-cell>
          <table:table-cell office:value-type="float" office:value="1">
            <text:p>1</text:p>
          </table:table-cell>
          <table:table-cell office:value-type="float" office:value="102.884">
            <text:p>102,884</text:p>
          </table:table-cell>
          <table:table-cell office:value-type="float" office:value="-1.10527">
            <text:p>-1,10527</text:p>
          </table:table-cell>
          <table:table-cell table:formula="of:=IF([.A13]&lt;&gt;[.A12]; &quot;OK&quot;; IF([.F12]&lt;&gt;&quot;OK&quot;;[.F12];IF([.E13]&gt;[.E12]; &quot;OK&quot;; [.B12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7">
            <text:p>-0,7</text:p>
          </table:table-cell>
          <table:table-cell office:value-type="float" office:value="1">
            <text:p>1</text:p>
          </table:table-cell>
          <table:table-cell office:value-type="float" office:value="100.475">
            <text:p>100,475</text:p>
          </table:table-cell>
          <table:table-cell office:value-type="float" office:value="-1.02769">
            <text:p>-1,02769</text:p>
          </table:table-cell>
          <table:table-cell table:formula="of:=IF([.A14]&lt;&gt;[.A13]; &quot;OK&quot;; IF([.F13]&lt;&gt;&quot;OK&quot;;[.F13];IF([.E14]&gt;[.E13]; &quot;OK&quot;; [.B13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6">
            <text:p>-0,6</text:p>
          </table:table-cell>
          <table:table-cell office:value-type="float" office:value="1">
            <text:p>1</text:p>
          </table:table-cell>
          <table:table-cell office:value-type="float" office:value="98.0487">
            <text:p>98,0487</text:p>
          </table:table-cell>
          <table:table-cell office:value-type="float" office:value="-0.932543">
            <text:p>-0,932543</text:p>
          </table:table-cell>
          <table:table-cell table:formula="of:=IF([.A15]&lt;&gt;[.A14]; &quot;OK&quot;; IF([.F14]&lt;&gt;&quot;OK&quot;;[.F14];IF([.E15]&gt;[.E14]; &quot;OK&quot;; [.B14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 office:value-type="float" office:value="95.6603">
            <text:p>95,6603</text:p>
          </table:table-cell>
          <table:table-cell office:value-type="float" office:value="-0.83475">
            <text:p>-0,83475</text:p>
          </table:table-cell>
          <table:table-cell table:formula="of:=IF([.A16]&lt;&gt;[.A15]; &quot;OK&quot;; IF([.F15]&lt;&gt;&quot;OK&quot;;[.F15];IF([.E16]&gt;[.E15]; &quot;OK&quot;; [.B15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4">
            <text:p>-0,4</text:p>
          </table:table-cell>
          <table:table-cell office:value-type="float" office:value="1">
            <text:p>1</text:p>
          </table:table-cell>
          <table:table-cell office:value-type="float" office:value="93.3739">
            <text:p>93,3739</text:p>
          </table:table-cell>
          <table:table-cell office:value-type="float" office:value="-0.723179">
            <text:p>-0,723179</text:p>
          </table:table-cell>
          <table:table-cell table:formula="of:=IF([.A17]&lt;&gt;[.A16]; &quot;OK&quot;; IF([.F16]&lt;&gt;&quot;OK&quot;;[.F16];IF([.E17]&gt;[.E16]; &quot;OK&quot;; [.B16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3">
            <text:p>-0,3</text:p>
          </table:table-cell>
          <table:table-cell office:value-type="float" office:value="1">
            <text:p>1</text:p>
          </table:table-cell>
          <table:table-cell office:value-type="float" office:value="91.2494">
            <text:p>91,2494</text:p>
          </table:table-cell>
          <table:table-cell office:value-type="float" office:value="-0.597402">
            <text:p>-0,597402</text:p>
          </table:table-cell>
          <table:table-cell table:formula="of:=IF([.A18]&lt;&gt;[.A17]; &quot;OK&quot;; IF([.F17]&lt;&gt;&quot;OK&quot;;[.F17];IF([.E18]&gt;[.E17]; &quot;OK&quot;; [.B17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2">
            <text:p>-0,2</text:p>
          </table:table-cell>
          <table:table-cell office:value-type="float" office:value="1">
            <text:p>1</text:p>
          </table:table-cell>
          <table:table-cell office:value-type="float" office:value="89.2781">
            <text:p>89,2781</text:p>
          </table:table-cell>
          <table:table-cell office:value-type="float" office:value="-0.479766">
            <text:p>-0,479766</text:p>
          </table:table-cell>
          <table:table-cell table:formula="of:=IF([.A19]&lt;&gt;[.A18]; &quot;OK&quot;; IF([.F18]&lt;&gt;&quot;OK&quot;;[.F18];IF([.E19]&gt;[.E18]; &quot;OK&quot;; [.B18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1">
            <text:p>-0,1</text:p>
          </table:table-cell>
          <table:table-cell office:value-type="float" office:value="1">
            <text:p>1</text:p>
          </table:table-cell>
          <table:table-cell office:value-type="float" office:value="87.5627">
            <text:p>87,5627</text:p>
          </table:table-cell>
          <table:table-cell office:value-type="float" office:value="-0.346198">
            <text:p>-0,346198</text:p>
          </table:table-cell>
          <table:table-cell table:formula="of:=IF([.A20]&lt;&gt;[.A19]; &quot;OK&quot;; IF([.F19]&lt;&gt;&quot;OK&quot;;[.F19];IF([.E20]&gt;[.E19]; &quot;OK&quot;; [.B19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.0638">
            <text:p>86,0638</text:p>
          </table:table-cell>
          <table:table-cell office:value-type="float" office:value="-0.216623">
            <text:p>-0,216623</text:p>
          </table:table-cell>
          <table:table-cell table:formula="of:=IF([.A21]&lt;&gt;[.A20]; &quot;OK&quot;; IF([.F20]&lt;&gt;&quot;OK&quot;;[.F20];IF([.E21]&gt;[.E20]; &quot;OK&quot;; [.B20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84.7991">
            <text:p>84,7991</text:p>
          </table:table-cell>
          <table:table-cell office:value-type="float" office:value="-0.0873553">
            <text:p>-0,0873553</text:p>
          </table:table-cell>
          <table:table-cell table:formula="of:=IF([.A22]&lt;&gt;[.A21]; &quot;OK&quot;; IF([.F21]&lt;&gt;&quot;OK&quot;;[.F21];IF([.E22]&gt;[.E21]; &quot;OK&quot;; [.B21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83.7228">
            <text:p>83,7228</text:p>
          </table:table-cell>
          <table:table-cell office:value-type="float" office:value="0.0342725">
            <text:p>0,0342725</text:p>
          </table:table-cell>
          <table:table-cell table:formula="of:=IF([.A23]&lt;&gt;[.A22]; &quot;OK&quot;; IF([.F22]&lt;&gt;&quot;OK&quot;;[.F22];IF([.E23]&gt;[.E22]; &quot;OK&quot;; [.B22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82.8564">
            <text:p>82,8564</text:p>
          </table:table-cell>
          <table:table-cell office:value-type="float" office:value="0.155508">
            <text:p>0,155508</text:p>
          </table:table-cell>
          <table:table-cell table:formula="of:=IF([.A24]&lt;&gt;[.A23]; &quot;OK&quot;; IF([.F23]&lt;&gt;&quot;OK&quot;;[.F23];IF([.E24]&gt;[.E23]; &quot;OK&quot;; [.B23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82.172">
            <text:p>82,172</text:p>
          </table:table-cell>
          <table:table-cell office:value-type="float" office:value="0.279504">
            <text:p>0,279504</text:p>
          </table:table-cell>
          <table:table-cell table:formula="of:=IF([.A25]&lt;&gt;[.A24]; &quot;OK&quot;; IF([.F24]&lt;&gt;&quot;OK&quot;;[.F24];IF([.E25]&gt;[.E24]; &quot;OK&quot;; [.B24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81.6073">
            <text:p>81,6073</text:p>
          </table:table-cell>
          <table:table-cell office:value-type="float" office:value="0.396352">
            <text:p>0,396352</text:p>
          </table:table-cell>
          <table:table-cell table:formula="of:=IF([.A26]&lt;&gt;[.A25]; &quot;OK&quot;; IF([.F25]&lt;&gt;&quot;OK&quot;;[.F25];IF([.E26]&gt;[.E25]; &quot;OK&quot;; [.B25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81.173">
            <text:p>81,173</text:p>
          </table:table-cell>
          <table:table-cell office:value-type="float" office:value="0.512244">
            <text:p>0,512244</text:p>
          </table:table-cell>
          <table:table-cell table:formula="of:=IF([.A27]&lt;&gt;[.A26]; &quot;OK&quot;; IF([.F26]&lt;&gt;&quot;OK&quot;;[.F26];IF([.E27]&gt;[.E26]; &quot;OK&quot;; [.B26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80.8227">
            <text:p>80,8227</text:p>
          </table:table-cell>
          <table:table-cell office:value-type="float" office:value="0.623219">
            <text:p>0,623219</text:p>
          </table:table-cell>
          <table:table-cell table:formula="of:=IF([.A28]&lt;&gt;[.A27]; &quot;OK&quot;; IF([.F27]&lt;&gt;&quot;OK&quot;;[.F27];IF([.E28]&gt;[.E27]; &quot;OK&quot;; [.B27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80.577">
            <text:p>80,577</text:p>
          </table:table-cell>
          <table:table-cell office:value-type="float" office:value="0.746098">
            <text:p>0,746098</text:p>
          </table:table-cell>
          <table:table-cell table:formula="of:=IF([.A29]&lt;&gt;[.A28]; &quot;OK&quot;; IF([.F28]&lt;&gt;&quot;OK&quot;;[.F28];IF([.E29]&gt;[.E28]; &quot;OK&quot;; [.B28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80.3544">
            <text:p>80,3544</text:p>
          </table:table-cell>
          <table:table-cell office:value-type="float" office:value="0.845595">
            <text:p>0,845595</text:p>
          </table:table-cell>
          <table:table-cell table:formula="of:=IF([.A30]&lt;&gt;[.A29]; &quot;OK&quot;; IF([.F29]&lt;&gt;&quot;OK&quot;;[.F29];IF([.E30]&gt;[.E29]; &quot;OK&quot;; [.B29])))" office:value-type="string" office:string-value="OK">
            <text:p>OK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80.2054">
            <text:p>80,2054</text:p>
          </table:table-cell>
          <table:table-cell office:value-type="float" office:value="0.95798">
            <text:p>0,95798</text:p>
          </table:table-cell>
          <table:table-cell table:formula="of:=IF([.A31]&lt;&gt;[.A30]; &quot;OK&quot;; IF([.F30]&lt;&gt;&quot;OK&quot;;[.F30];IF([.E31]&gt;[.E30]; &quot;OK&quot;; [.B30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80.0881">
            <text:p>80,0881</text:p>
          </table:table-cell>
          <table:table-cell office:value-type="float" office:value="1.06172">
            <text:p>1,06172</text:p>
          </table:table-cell>
          <table:table-cell table:formula="of:=IF([.A32]&lt;&gt;[.A31]; &quot;OK&quot;; IF([.F31]&lt;&gt;&quot;OK&quot;;[.F31];IF([.E32]&gt;[.E31]; &quot;OK&quot;; [.B31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79.9997">
            <text:p>79,9997</text:p>
          </table:table-cell>
          <table:table-cell office:value-type="float" office:value="1.17389">
            <text:p>1,17389</text:p>
          </table:table-cell>
          <table:table-cell table:formula="of:=IF([.A33]&lt;&gt;[.A32]; &quot;OK&quot;; IF([.F32]&lt;&gt;&quot;OK&quot;;[.F32];IF([.E33]&gt;[.E32]; &quot;OK&quot;; [.B32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79.9412">
            <text:p>79,9412</text:p>
          </table:table-cell>
          <table:table-cell office:value-type="float" office:value="1.27944">
            <text:p>1,27944</text:p>
          </table:table-cell>
          <table:table-cell table:formula="of:=IF([.A34]&lt;&gt;[.A33]; &quot;OK&quot;; IF([.F33]&lt;&gt;&quot;OK&quot;;[.F33];IF([.E34]&gt;[.E33]; &quot;OK&quot;; [.B33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79.8923">
            <text:p>79,8923</text:p>
          </table:table-cell>
          <table:table-cell office:value-type="float" office:value="1.38205">
            <text:p>1,38205</text:p>
          </table:table-cell>
          <table:table-cell table:formula="of:=IF([.A35]&lt;&gt;[.A34]; &quot;OK&quot;; IF([.F34]&lt;&gt;&quot;OK&quot;;[.F34];IF([.E35]&gt;[.E34]; &quot;OK&quot;; [.B34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79.8608">
            <text:p>79,8608</text:p>
          </table:table-cell>
          <table:table-cell office:value-type="float" office:value="1.48667">
            <text:p>1,48667</text:p>
          </table:table-cell>
          <table:table-cell table:formula="of:=IF([.A36]&lt;&gt;[.A35]; &quot;OK&quot;; IF([.F35]&lt;&gt;&quot;OK&quot;;[.F35];IF([.E36]&gt;[.E35]; &quot;OK&quot;; [.B35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79.8247">
            <text:p>79,8247</text:p>
          </table:table-cell>
          <table:table-cell office:value-type="float" office:value="1.57925">
            <text:p>1,57925</text:p>
          </table:table-cell>
          <table:table-cell table:formula="of:=IF([.A37]&lt;&gt;[.A36]; &quot;OK&quot;; IF([.F36]&lt;&gt;&quot;OK&quot;;[.F36];IF([.E37]&gt;[.E36]; &quot;OK&quot;; [.B36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79.8154">
            <text:p>79,8154</text:p>
          </table:table-cell>
          <table:table-cell office:value-type="float" office:value="1.69504">
            <text:p>1,69504</text:p>
          </table:table-cell>
          <table:table-cell table:formula="of:=IF([.A38]&lt;&gt;[.A37]; &quot;OK&quot;; IF([.F37]&lt;&gt;&quot;OK&quot;;[.F37];IF([.E38]&gt;[.E37]; &quot;OK&quot;; [.B37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79.7972">
            <text:p>79,7972</text:p>
          </table:table-cell>
          <table:table-cell office:value-type="float" office:value="1.79342">
            <text:p>1,79342</text:p>
          </table:table-cell>
          <table:table-cell table:formula="of:=IF([.A39]&lt;&gt;[.A38]; &quot;OK&quot;; IF([.F38]&lt;&gt;&quot;OK&quot;;[.F38];IF([.E39]&gt;[.E38]; &quot;OK&quot;; [.B38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79.7872">
            <text:p>79,7872</text:p>
          </table:table-cell>
          <table:table-cell office:value-type="float" office:value="1.88123">
            <text:p>1,88123</text:p>
          </table:table-cell>
          <table:table-cell table:formula="of:=IF([.A40]&lt;&gt;[.A39]; &quot;OK&quot;; IF([.F39]&lt;&gt;&quot;OK&quot;;[.F39];IF([.E40]&gt;[.E39]; &quot;OK&quot;; [.B39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9.7924">
            <text:p>79,7924</text:p>
          </table:table-cell>
          <table:table-cell office:value-type="float" office:value="1.98972">
            <text:p>1,98972</text:p>
          </table:table-cell>
          <table:table-cell table:formula="of:=IF([.A41]&lt;&gt;[.A40]; &quot;OK&quot;; IF([.F40]&lt;&gt;&quot;OK&quot;;[.F40];IF([.E41]&gt;[.E40]; &quot;OK&quot;; [.B40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79.7693">
            <text:p>79,7693</text:p>
          </table:table-cell>
          <table:table-cell office:value-type="float" office:value="2.08632">
            <text:p>2,08632</text:p>
          </table:table-cell>
          <table:table-cell table:formula="of:=IF([.A42]&lt;&gt;[.A41]; &quot;OK&quot;; IF([.F41]&lt;&gt;&quot;OK&quot;;[.F41];IF([.E42]&gt;[.E41]; &quot;OK&quot;; [.B41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  <table:table-cell office:value-type="float" office:value="1">
            <text:p>1</text:p>
          </table:table-cell>
          <table:table-cell office:value-type="float" office:value="79.7838">
            <text:p>79,7838</text:p>
          </table:table-cell>
          <table:table-cell office:value-type="float" office:value="2.19765">
            <text:p>2,19765</text:p>
          </table:table-cell>
          <table:table-cell table:formula="of:=IF([.A43]&lt;&gt;[.A42]; &quot;OK&quot;; IF([.F42]&lt;&gt;&quot;OK&quot;;[.F42];IF([.E43]&gt;[.E42]; &quot;OK&quot;; [.B42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79.7812">
            <text:p>79,7812</text:p>
          </table:table-cell>
          <table:table-cell office:value-type="float" office:value="2.30609">
            <text:p>2,30609</text:p>
          </table:table-cell>
          <table:table-cell table:formula="of:=IF([.A44]&lt;&gt;[.A43]; &quot;OK&quot;; IF([.F43]&lt;&gt;&quot;OK&quot;;[.F43];IF([.E44]&gt;[.E43]; &quot;OK&quot;; [.B43])))" office:value-type="string" office:string-value="OK">
            <text:p>O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4">
            <text:p>2,4</text:p>
          </table:table-cell>
          <table:table-cell office:value-type="float" office:value="1">
            <text:p>1</text:p>
          </table:table-cell>
          <table:table-cell office:value-type="float" office:value="39.4213">
            <text:p>39,4213</text:p>
          </table:table-cell>
          <table:table-cell office:value-type="float" office:value="-1.85528">
            <text:p>-1,85528</text:p>
          </table:table-cell>
          <table:table-cell table:formula="of:=IF([.A45]&lt;&gt;[.A44]; &quot;OK&quot;; IF([.F44]&lt;&gt;&quot;OK&quot;;[.F44];IF([.E45]&gt;[.E44]; &quot;OK&quot;; [.B44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float" office:value="39.7607">
            <text:p>39,7607</text:p>
          </table:table-cell>
          <table:table-cell office:value-type="float" office:value="-1.92842">
            <text:p>-1,92842</text:p>
          </table:table-cell>
          <table:table-cell table:formula="of:=IF([.A46]&lt;&gt;[.A45]; &quot;OK&quot;; IF([.F45]&lt;&gt;&quot;OK&quot;;[.F45];IF([.E46]&gt;[.E45]; &quot;OK&quot;; [.B45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6">
            <text:p>2,6</text:p>
          </table:table-cell>
          <table:table-cell office:value-type="float" office:value="1">
            <text:p>1</text:p>
          </table:table-cell>
          <table:table-cell office:value-type="float" office:value="39.6679">
            <text:p>39,6679</text:p>
          </table:table-cell>
          <table:table-cell office:value-type="float" office:value="-1.90108">
            <text:p>-1,90108</text:p>
          </table:table-cell>
          <table:table-cell table:formula="of:=IF([.A47]&lt;&gt;[.A46]; &quot;OK&quot;; IF([.F46]&lt;&gt;&quot;OK&quot;;[.F46];IF([.E47]&gt;[.E46]; &quot;OK&quot;; [.B46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7">
            <text:p>2,7</text:p>
          </table:table-cell>
          <table:table-cell office:value-type="float" office:value="1">
            <text:p>1</text:p>
          </table:table-cell>
          <table:table-cell office:value-type="float" office:value="39.7471">
            <text:p>39,7471</text:p>
          </table:table-cell>
          <table:table-cell office:value-type="float" office:value="-1.92961">
            <text:p>-1,92961</text:p>
          </table:table-cell>
          <table:table-cell table:formula="of:=IF([.A48]&lt;&gt;[.A47]; &quot;OK&quot;; IF([.F47]&lt;&gt;&quot;OK&quot;;[.F47];IF([.E48]&gt;[.E47]; &quot;OK&quot;; [.B47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8">
            <text:p>2,8</text:p>
          </table:table-cell>
          <table:table-cell office:value-type="float" office:value="1">
            <text:p>1</text:p>
          </table:table-cell>
          <table:table-cell office:value-type="float" office:value="39.8673">
            <text:p>39,8673</text:p>
          </table:table-cell>
          <table:table-cell office:value-type="float" office:value="-1.97276">
            <text:p>-1,97276</text:p>
          </table:table-cell>
          <table:table-cell table:formula="of:=IF([.A49]&lt;&gt;[.A48]; &quot;OK&quot;; IF([.F48]&lt;&gt;&quot;OK&quot;;[.F48];IF([.E49]&gt;[.E48]; &quot;OK&quot;; [.B48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  <table:table-cell office:value-type="float" office:value="1">
            <text:p>1</text:p>
          </table:table-cell>
          <table:table-cell office:value-type="float" office:value="39.755">
            <text:p>39,755</text:p>
          </table:table-cell>
          <table:table-cell office:value-type="float" office:value="-1.92387">
            <text:p>-1,92387</text:p>
          </table:table-cell>
          <table:table-cell table:formula="of:=IF([.A50]&lt;&gt;[.A49]; &quot;OK&quot;; IF([.F49]&lt;&gt;&quot;OK&quot;;[.F49];IF([.E50]&gt;[.E49]; &quot;OK&quot;; [.B49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.8537">
            <text:p>39,8537</text:p>
          </table:table-cell>
          <table:table-cell office:value-type="float" office:value="-1.96244">
            <text:p>-1,96244</text:p>
          </table:table-cell>
          <table:table-cell table:formula="of:=IF([.A51]&lt;&gt;[.A50]; &quot;OK&quot;; IF([.F50]&lt;&gt;&quot;OK&quot;;[.F50];IF([.E51]&gt;[.E50]; &quot;OK&quot;; [.B50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1">
            <text:p>3,1</text:p>
          </table:table-cell>
          <table:table-cell office:value-type="float" office:value="1">
            <text:p>1</text:p>
          </table:table-cell>
          <table:table-cell office:value-type="float" office:value="39.8878">
            <text:p>39,8878</text:p>
          </table:table-cell>
          <table:table-cell office:value-type="float" office:value="-1.99154">
            <text:p>-1,99154</text:p>
          </table:table-cell>
          <table:table-cell table:formula="of:=IF([.A52]&lt;&gt;[.A51]; &quot;OK&quot;; IF([.F51]&lt;&gt;&quot;OK&quot;;[.F51];IF([.E52]&gt;[.E51]; &quot;OK&quot;; [.B51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1">
            <text:p>1</text:p>
          </table:table-cell>
          <table:table-cell office:value-type="float" office:value="39.8515">
            <text:p>39,8515</text:p>
          </table:table-cell>
          <table:table-cell office:value-type="float" office:value="-1.96091">
            <text:p>-1,96091</text:p>
          </table:table-cell>
          <table:table-cell table:formula="of:=IF([.A53]&lt;&gt;[.A52]; &quot;OK&quot;; IF([.F52]&lt;&gt;&quot;OK&quot;;[.F52];IF([.E53]&gt;[.E52]; &quot;OK&quot;; [.B52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3">
            <text:p>3,3</text:p>
          </table:table-cell>
          <table:table-cell office:value-type="float" office:value="1">
            <text:p>1</text:p>
          </table:table-cell>
          <table:table-cell office:value-type="float" office:value="39.8886">
            <text:p>39,8886</text:p>
          </table:table-cell>
          <table:table-cell office:value-type="float" office:value="-1.99918">
            <text:p>-1,99918</text:p>
          </table:table-cell>
          <table:table-cell table:formula="of:=IF([.A54]&lt;&gt;[.A53]; &quot;OK&quot;; IF([.F53]&lt;&gt;&quot;OK&quot;;[.F53];IF([.E54]&gt;[.E53]; &quot;OK&quot;; [.B53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4">
            <text:p>3,4</text:p>
          </table:table-cell>
          <table:table-cell office:value-type="float" office:value="1">
            <text:p>1</text:p>
          </table:table-cell>
          <table:table-cell office:value-type="float" office:value="39.8878">
            <text:p>39,8878</text:p>
          </table:table-cell>
          <table:table-cell office:value-type="float" office:value="-1.99248">
            <text:p>-1,99248</text:p>
          </table:table-cell>
          <table:table-cell table:formula="of:=IF([.A55]&lt;&gt;[.A54]; &quot;OK&quot;; IF([.F54]&lt;&gt;&quot;OK&quot;;[.F54];IF([.E55]&gt;[.E54]; &quot;OK&quot;; [.B54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float" office:value="39.8899">
            <text:p>39,8899</text:p>
          </table:table-cell>
          <table:table-cell office:value-type="float" office:value="-1.99829">
            <text:p>-1,99829</text:p>
          </table:table-cell>
          <table:table-cell table:formula="of:=IF([.A56]&lt;&gt;[.A55]; &quot;OK&quot;; IF([.F55]&lt;&gt;&quot;OK&quot;;[.F55];IF([.E56]&gt;[.E55]; &quot;OK&quot;; [.B55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office:value-type="float" office:value="1">
            <text:p>1</text:p>
          </table:table-cell>
          <table:table-cell office:value-type="float" office:value="39.8221">
            <text:p>39,8221</text:p>
          </table:table-cell>
          <table:table-cell office:value-type="float" office:value="-1.96271">
            <text:p>-1,96271</text:p>
          </table:table-cell>
          <table:table-cell table:formula="of:=IF([.A57]&lt;&gt;[.A56]; &quot;OK&quot;; IF([.F56]&lt;&gt;&quot;OK&quot;;[.F56];IF([.E57]&gt;[.E56]; &quot;OK&quot;; [.B56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,7</text:p>
          </table:table-cell>
          <table:table-cell office:value-type="float" office:value="1">
            <text:p>1</text:p>
          </table:table-cell>
          <table:table-cell office:value-type="float" office:value="39.8762">
            <text:p>39,8762</text:p>
          </table:table-cell>
          <table:table-cell office:value-type="float" office:value="-1.98649">
            <text:p>-1,98649</text:p>
          </table:table-cell>
          <table:table-cell table:formula="of:=IF([.A58]&lt;&gt;[.A57]; &quot;OK&quot;; IF([.F57]&lt;&gt;&quot;OK&quot;;[.F57];IF([.E58]&gt;[.E57]; &quot;OK&quot;; [.B57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8">
            <text:p>3,8</text:p>
          </table:table-cell>
          <table:table-cell office:value-type="float" office:value="1">
            <text:p>1</text:p>
          </table:table-cell>
          <table:table-cell office:value-type="float" office:value="39.864">
            <text:p>39,864</text:p>
          </table:table-cell>
          <table:table-cell office:value-type="float" office:value="-1.97198">
            <text:p>-1,97198</text:p>
          </table:table-cell>
          <table:table-cell table:formula="of:=IF([.A59]&lt;&gt;[.A58]; &quot;OK&quot;; IF([.F58]&lt;&gt;&quot;OK&quot;;[.F58];IF([.E59]&gt;[.E58]; &quot;OK&quot;; [.B58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9">
            <text:p>3,9</text:p>
          </table:table-cell>
          <table:table-cell office:value-type="float" office:value="1">
            <text:p>1</text:p>
          </table:table-cell>
          <table:table-cell office:value-type="float" office:value="39.8838">
            <text:p>39,8838</text:p>
          </table:table-cell>
          <table:table-cell office:value-type="float" office:value="-1.98217">
            <text:p>-1,98217</text:p>
          </table:table-cell>
          <table:table-cell table:formula="of:=IF([.A60]&lt;&gt;[.A59]; &quot;OK&quot;; IF([.F59]&lt;&gt;&quot;OK&quot;;[.F59];IF([.E60]&gt;[.E59]; &quot;OK&quot;; [.B59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9.8871">
            <text:p>39,8871</text:p>
          </table:table-cell>
          <table:table-cell office:value-type="float" office:value="-1.99268">
            <text:p>-1,99268</text:p>
          </table:table-cell>
          <table:table-cell table:formula="of:=IF([.A61]&lt;&gt;[.A60]; &quot;OK&quot;; IF([.F60]&lt;&gt;&quot;OK&quot;;[.F60];IF([.E61]&gt;[.E60]; &quot;OK&quot;; [.B60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1">
            <text:p>1</text:p>
          </table:table-cell>
          <table:table-cell office:value-type="float" office:value="39.8885">
            <text:p>39,8885</text:p>
          </table:table-cell>
          <table:table-cell office:value-type="float" office:value="-2.00732">
            <text:p>-2,00732</text:p>
          </table:table-cell>
          <table:table-cell table:formula="of:=IF([.A62]&lt;&gt;[.A61]; &quot;OK&quot;; IF([.F61]&lt;&gt;&quot;OK&quot;;[.F61];IF([.E62]&gt;[.E61]; &quot;OK&quot;; [.B61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2">
            <text:p>4,2</text:p>
          </table:table-cell>
          <table:table-cell office:value-type="float" office:value="1">
            <text:p>1</text:p>
          </table:table-cell>
          <table:table-cell office:value-type="float" office:value="39.8885">
            <text:p>39,8885</text:p>
          </table:table-cell>
          <table:table-cell office:value-type="float" office:value="-2.00938">
            <text:p>-2,00938</text:p>
          </table:table-cell>
          <table:table-cell table:formula="of:=IF([.A63]&lt;&gt;[.A62]; &quot;OK&quot;; IF([.F62]&lt;&gt;&quot;OK&quot;;[.F62];IF([.E63]&gt;[.E62]; &quot;OK&quot;; [.B62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1">
            <text:p>1</text:p>
          </table:table-cell>
          <table:table-cell office:value-type="float" office:value="39.8862">
            <text:p>39,8862</text:p>
          </table:table-cell>
          <table:table-cell office:value-type="float" office:value="-1.99489">
            <text:p>-1,99489</text:p>
          </table:table-cell>
          <table:table-cell table:formula="of:=IF([.A64]&lt;&gt;[.A63]; &quot;OK&quot;; IF([.F63]&lt;&gt;&quot;OK&quot;;[.F63];IF([.E64]&gt;[.E63]; &quot;OK&quot;; [.B63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39.8879">
            <text:p>39,8879</text:p>
          </table:table-cell>
          <table:table-cell office:value-type="float" office:value="-2.00358">
            <text:p>-2,00358</text:p>
          </table:table-cell>
          <table:table-cell table:formula="of:=IF([.A65]&lt;&gt;[.A64]; &quot;OK&quot;; IF([.F64]&lt;&gt;&quot;OK&quot;;[.F64];IF([.E65]&gt;[.E64]; &quot;OK&quot;; [.B64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office:value-type="float" office:value="39.8911">
            <text:p>39,8911</text:p>
          </table:table-cell>
          <table:table-cell office:value-type="float" office:value="-2.00363">
            <text:p>-2,00363</text:p>
          </table:table-cell>
          <table:table-cell table:formula="of:=IF([.A66]&lt;&gt;[.A65]; &quot;OK&quot;; IF([.F65]&lt;&gt;&quot;OK&quot;;[.F65];IF([.E66]&gt;[.E65]; &quot;OK&quot;; [.B65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6">
            <text:p>4,6</text:p>
          </table:table-cell>
          <table:table-cell office:value-type="float" office:value="1">
            <text:p>1</text:p>
          </table:table-cell>
          <table:table-cell office:value-type="float" office:value="39.8866">
            <text:p>39,8866</text:p>
          </table:table-cell>
          <table:table-cell office:value-type="float" office:value="-2.00034">
            <text:p>-2,00034</text:p>
          </table:table-cell>
          <table:table-cell table:formula="of:=IF([.A67]&lt;&gt;[.A66]; &quot;OK&quot;; IF([.F66]&lt;&gt;&quot;OK&quot;;[.F66];IF([.E67]&gt;[.E66]; &quot;OK&quot;; [.B66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7">
            <text:p>4,7</text:p>
          </table:table-cell>
          <table:table-cell office:value-type="float" office:value="1">
            <text:p>1</text:p>
          </table:table-cell>
          <table:table-cell office:value-type="float" office:value="39.8885">
            <text:p>39,8885</text:p>
          </table:table-cell>
          <table:table-cell office:value-type="float" office:value="-1.99561">
            <text:p>-1,99561</text:p>
          </table:table-cell>
          <table:table-cell table:formula="of:=IF([.A68]&lt;&gt;[.A67]; &quot;OK&quot;; IF([.F67]&lt;&gt;&quot;OK&quot;;[.F67];IF([.E68]&gt;[.E67]; &quot;OK&quot;; [.B67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 office:value-type="float" office:value="39.8886">
            <text:p>39,8886</text:p>
          </table:table-cell>
          <table:table-cell office:value-type="float" office:value="-2.00362">
            <text:p>-2,00362</text:p>
          </table:table-cell>
          <table:table-cell table:formula="of:=IF([.A69]&lt;&gt;[.A68]; &quot;OK&quot;; IF([.F68]&lt;&gt;&quot;OK&quot;;[.F68];IF([.E69]&gt;[.E68]; &quot;OK&quot;; [.B68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9">
            <text:p>4,9</text:p>
          </table:table-cell>
          <table:table-cell office:value-type="float" office:value="1">
            <text:p>1</text:p>
          </table:table-cell>
          <table:table-cell office:value-type="float" office:value="39.8874">
            <text:p>39,8874</text:p>
          </table:table-cell>
          <table:table-cell office:value-type="float" office:value="-2.0035">
            <text:p>-2,0035</text:p>
          </table:table-cell>
          <table:table-cell table:formula="of:=IF([.A70]&lt;&gt;[.A69]; &quot;OK&quot;; IF([.F69]&lt;&gt;&quot;OK&quot;;[.F69];IF([.E70]&gt;[.E69]; &quot;OK&quot;; [.B69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9.8912">
            <text:p>39,8912</text:p>
          </table:table-cell>
          <table:table-cell office:value-type="float" office:value="-2.00341">
            <text:p>-2,00341</text:p>
          </table:table-cell>
          <table:table-cell table:formula="of:=IF([.A71]&lt;&gt;[.A70]; &quot;OK&quot;; IF([.F70]&lt;&gt;&quot;OK&quot;;[.F70];IF([.E71]&gt;[.E70]; &quot;OK&quot;; [.B70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1">
            <text:p>5,1</text:p>
          </table:table-cell>
          <table:table-cell office:value-type="float" office:value="1">
            <text:p>1</text:p>
          </table:table-cell>
          <table:table-cell office:value-type="float" office:value="39.889">
            <text:p>39,889</text:p>
          </table:table-cell>
          <table:table-cell office:value-type="float" office:value="-2.00165">
            <text:p>-2,00165</text:p>
          </table:table-cell>
          <table:table-cell table:formula="of:=IF([.A72]&lt;&gt;[.A71]; &quot;OK&quot;; IF([.F71]&lt;&gt;&quot;OK&quot;;[.F71];IF([.E72]&gt;[.E71]; &quot;OK&quot;; [.B71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2">
            <text:p>5,2</text:p>
          </table:table-cell>
          <table:table-cell office:value-type="float" office:value="1">
            <text:p>1</text:p>
          </table:table-cell>
          <table:table-cell office:value-type="float" office:value="39.8857">
            <text:p>39,8857</text:p>
          </table:table-cell>
          <table:table-cell office:value-type="float" office:value="-1.98895">
            <text:p>-1,98895</text:p>
          </table:table-cell>
          <table:table-cell table:formula="of:=IF([.A73]&lt;&gt;[.A72]; &quot;OK&quot;; IF([.F72]&lt;&gt;&quot;OK&quot;;[.F72];IF([.E73]&gt;[.E72]; &quot;OK&quot;; [.B72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3">
            <text:p>5,3</text:p>
          </table:table-cell>
          <table:table-cell office:value-type="float" office:value="1">
            <text:p>1</text:p>
          </table:table-cell>
          <table:table-cell office:value-type="float" office:value="39.8869">
            <text:p>39,8869</text:p>
          </table:table-cell>
          <table:table-cell office:value-type="float" office:value="-1.99997">
            <text:p>-1,99997</text:p>
          </table:table-cell>
          <table:table-cell table:formula="of:=IF([.A74]&lt;&gt;[.A73]; &quot;OK&quot;; IF([.F73]&lt;&gt;&quot;OK&quot;;[.F73];IF([.E74]&gt;[.E73]; &quot;OK&quot;; [.B73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4">
            <text:p>5,4</text:p>
          </table:table-cell>
          <table:table-cell office:value-type="float" office:value="1">
            <text:p>1</text:p>
          </table:table-cell>
          <table:table-cell office:value-type="float" office:value="39.8853">
            <text:p>39,8853</text:p>
          </table:table-cell>
          <table:table-cell office:value-type="float" office:value="-2.00033">
            <text:p>-2,00033</text:p>
          </table:table-cell>
          <table:table-cell table:formula="of:=IF([.A75]&lt;&gt;[.A74]; &quot;OK&quot;; IF([.F74]&lt;&gt;&quot;OK&quot;;[.F74];IF([.E75]&gt;[.E74]; &quot;OK&quot;; [.B74])))" office:value-type="float" office:value="2.3">
            <text:p>2,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39.8922">
            <text:p>39,8922</text:p>
          </table:table-cell>
          <table:table-cell office:value-type="float" office:value="-1.99984">
            <text:p>-1,99984</text:p>
          </table:table-cell>
          <table:table-cell table:formula="of:=IF([.A76]&lt;&gt;[.A75]; &quot;OK&quot;; IF([.F75]&lt;&gt;&quot;OK&quot;;[.F75];IF([.E76]&gt;[.E75]; &quot;OK&quot;; [.B75])))" office:value-type="float" office:value="2.3">
            <text:p>2,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.9">
            <text:p>-1,9</text:p>
          </table:table-cell>
          <table:table-cell office:value-type="float" office:value="1">
            <text:p>1</text:p>
          </table:table-cell>
          <table:table-cell office:value-type="float" office:value="47.669">
            <text:p>47,669</text:p>
          </table:table-cell>
          <table:table-cell office:value-type="float" office:value="-1.93734">
            <text:p>-1,93734</text:p>
          </table:table-cell>
          <table:table-cell table:formula="of:=IF([.A77]&lt;&gt;[.A76]; &quot;OK&quot;; IF([.F76]&lt;&gt;&quot;OK&quot;;[.F76];IF([.E77]&gt;[.E76]; &quot;OK&quot;; [.B76])))" office:value-type="string" office:string-value="OK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.8">
            <text:p>-1,8</text:p>
          </table:table-cell>
          <table:table-cell office:value-type="float" office:value="1">
            <text:p>1</text:p>
          </table:table-cell>
          <table:table-cell office:value-type="float" office:value="47.5092">
            <text:p>47,5092</text:p>
          </table:table-cell>
          <table:table-cell office:value-type="float" office:value="-1.86264">
            <text:p>-1,86264</text:p>
          </table:table-cell>
          <table:table-cell table:formula="of:=IF([.A78]&lt;&gt;[.A77]; &quot;OK&quot;; IF([.F77]&lt;&gt;&quot;OK&quot;;[.F77];IF([.E78]&gt;[.E77]; &quot;OK&quot;; [.B77])))" office:value-type="string" office:string-value="OK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.7">
            <text:p>-1,7</text:p>
          </table:table-cell>
          <table:table-cell office:value-type="float" office:value="1">
            <text:p>1</text:p>
          </table:table-cell>
          <table:table-cell office:value-type="float" office:value="47.2286">
            <text:p>47,2286</text:p>
          </table:table-cell>
          <table:table-cell office:value-type="float" office:value="-1.78758">
            <text:p>-1,78758</text:p>
          </table:table-cell>
          <table:table-cell table:formula="of:=IF([.A79]&lt;&gt;[.A78]; &quot;OK&quot;; IF([.F78]&lt;&gt;&quot;OK&quot;;[.F78];IF([.E79]&gt;[.E78]; &quot;OK&quot;; [.B78])))" office:value-type="string" office:string-value="OK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.6">
            <text:p>-1,6</text:p>
          </table:table-cell>
          <table:table-cell office:value-type="float" office:value="1">
            <text:p>1</text:p>
          </table:table-cell>
          <table:table-cell office:value-type="float" office:value="46.8801">
            <text:p>46,8801</text:p>
          </table:table-cell>
          <table:table-cell office:value-type="float" office:value="-1.71895">
            <text:p>-1,71895</text:p>
          </table:table-cell>
          <table:table-cell table:formula="of:=IF([.A80]&lt;&gt;[.A79]; &quot;OK&quot;; IF([.F79]&lt;&gt;&quot;OK&quot;;[.F79];IF([.E80]&gt;[.E79]; &quot;OK&quot;; [.B79])))" office:value-type="string" office:string-value="OK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.5">
            <text:p>-1,5</text:p>
          </table:table-cell>
          <table:table-cell office:value-type="float" office:value="1">
            <text:p>1</text:p>
          </table:table-cell>
          <table:table-cell office:value-type="float" office:value="46.4183">
            <text:p>46,4183</text:p>
          </table:table-cell>
          <table:table-cell office:value-type="float" office:value="-1.66294">
            <text:p>-1,66294</text:p>
          </table:table-cell>
          <table:table-cell table:formula="of:=IF([.A81]&lt;&gt;[.A80]; &quot;OK&quot;; IF([.F80]&lt;&gt;&quot;OK&quot;;[.F80];IF([.E81]&gt;[.E80]; &quot;OK&quot;; [.B80])))" office:value-type="string" office:string-value="OK">
            <text:p>OK</text:p>
          </table:table-cell>
        </table:table-row>
        <table:table-row table:style-name="ro2">
          <table:table-cell table:number-columns-repeated="6"/>
        </table:table-row>
      </table:table>
      <table:table table:name="Arkusz1_2" table:style-name="ta1">
        <table:table-column table:style-name="co7" table:default-cell-style-name="Default"/>
        <table:table-column table:style-name="co8" table:default-cell-style-name="ce1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2" table:number-rows-repeated="31">
          <table:table-cell/>
          <table:table-cell table:style-name="Default"/>
          <table:table-cell table:number-columns-repeated="3"/>
        </table:table-row>
        <table:table-row table:style-name="ro2" table:number-rows-repeated="9"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 table:number-rows-repeated="9"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 table:number-rows-repeated="9"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 table:number-rows-repeated="9"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rkusz1" table:style-name="ta1">
        <table:table-column table:style-name="co6" table:default-cell-style-name="Default"/>
        <table:table-row table:style-name="ro3">
          <table:table-cell/>
        </table:table-row>
      </table:table>
      <table:table table:name="Arkusz2" table:style-name="ta1">
        <table:table-column table:style-name="co6" table:default-cell-style-name="Default"/>
        <table:table-row table:style-name="ro3">
          <table:table-cell/>
        </table:table-row>
      </table:table>
      <table:table table:name="Arkusz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2:07:31</meta:creation-date>
    <dc:date>2013-02-04T12:31:32</dc:date>
    <meta:editing-duration>PT14M48S</meta:editing-duration>
    <meta:editing-cycles>2</meta:editing-cycles>
    <meta:generator>LibreOffice/3.5$Linux_X86_64 LibreOffice_project/350m1$Build-2</meta:generator>
    <meta:document-statistic meta:table-count="5" meta:cell-count="486" meta:object-count="0"/>
  </office:meta>
</office:document-meta>
</file>